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font-size-asian="13pt" style:font-size-complex="13pt"/>
    </style:style>
    <style:style style:name="P2" style:family="paragraph" style:parent-style-name="Standard">
      <style:paragraph-properties fo:text-align="center" style:justify-single-word="false"/>
      <style:text-properties style:font-name="Arial1" fo:font-size="18pt" fo:language="de" fo:country="DE" fo:font-weight="bold" style:font-size-asian="18pt" style:font-weight-asian="bold" style:font-size-complex="18pt" style:font-weight-complex="bold"/>
    </style:style>
    <style:style style:name="T1" style:family="text">
      <style:text-properties officeooo:rsid="0008dc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fahrungsbericht: <text:span text:style-name="T1">SAP</text:span></text:p>
      <text:p text:style-name="P1"/>
      <text:p text:style-name="P1">Am <text:span text:style-name="T1">20.11.2023</text:span> hatten wir die besondere Gelegenheit, das <text:span text:style-name="T1">neue </text:span>SAP-Gebäude in Berlin zu besuchen. Der Hintergrund für diese Exkursion liegt in unserem Modul "Geschäftsprozesse und betriebliche Anwendungen", in dem wir uns intensiv mit SAP-Aufgaben beschäftigen.</text:p>
      <text:p text:style-name="P1"/>
      <text:p text:style-name="P1">Bereits beim Betreten des Gebäudes wurden wir herzlich mit einem QR-Code empfangen, über den wir kostenlos Getränke und Kaffee an der Bar beziehen konnten. Die Veranstaltung begann mit einer umfassenden Präsentation über SAP, die nicht nur die Umsatzzahlen und Partnerunternehmen einschloss, sondern auch einen Überblick über die Standorte weltweit, die Anzahl der Mitarbeiter und die Kooperationen mit Universitäten, an denen SAP aktiv ist. Zusätzlich erhielten wir Einblicke in die Vielfalt der Unternehmen, in denen SAP eingesetzt wird.</text:p>
      <text:p text:style-name="P1"/>
      <text:p text:style-name="P1">Unser spezielles Interesse an SAP resultiert aus unserem Modul, das sich genau mit den Geschäftsprozessen und betrieblichen Anwendungen dieses Systems befasst. Diese Exkursion bot uns die Möglichkeit, theoretische Kenntnisse aus dem Modul in die Praxis umzusetzen und einen direkten Einblick in die Anwendungen und Prozesse zu erhalten, die wir im Studium behandeln.</text:p>
      <text:p text:style-name="P1"/>
      <text:p text:style-name="P1">Nach einer kurzen Werbung von SAP präsentierten zwei aktuelle und ehemalige Studierende der HTW-<text:span text:style-name="T1">berlin </text:span>die verschiedenen Angebote für Studierende, darunter Praktika, Werkstudentenstellen und ihre persönlichen Erfahrungen mit SAP. Dabei wurde auch der Einstellungsprozess, inklusive Vorstellungsgesprächen, beleuchtet. Im Anschluss führte uns der Weg ins SAP Lab, einem Ort, der die verschiedenen Funktionen und Anwendungsbereiche von SAP interaktiv auf großen Bildschirmen vorstellte.</text:p>
      <text:p text:style-name="P1"/>
      <text:p text:style-name="P1">Die vorletzte Präsentation wurde von einer Beraterin gehalten, die uns dazu anregte, Vorurteile über ihre Tätigkeit zu hinterfragen. In einer anonymen Umfrage wurden unsere Einschätzungen und Erwartungen diskutiert. Abschließend präsentierten Entwickler ihre Arbeit im Bereich Datenbanken und Backend. Sie erklärten die Sprachen und Tools, die sie täglich verwenden, darunter G<text:span text:style-name="T1">olang</text:span>, Python und Jenkins.</text:p>
      <text:p text:style-name="P1"/>
      <text:p text:style-name="P1">Der Tag endete in der Kantine, wo wir mit unserem QR-Code Mahlzeiten einnehmen konnten. Die Professionalität der Mitarbeiter und die Möglichkeit, uns mit ehemaligen Studenten unserer Hochschule in ihren Positionen vorzustellen, hinterließen einen positiven Eindruck. Die freundlichen Antworten auf unsere Fragen und die Einladung, an diesem Tag teilzunehmen, trugen dazu bei, dass ich mich während der gesamten Exkursion sehr willkommen fühlte. Der Besuch hat definitiv einen bleibenden Eindruck hinterlassen und meine Wertschätzung für das Unternehmen vertief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3T16:27:49.838000000</meta:creation-date>
    <dc:date>2023-11-23T16:40:00.792000000</dc:date>
    <meta:editing-duration>PT12M12S</meta:editing-duration>
    <meta:editing-cycles>1</meta:editing-cycles>
    <meta:document-statistic meta:table-count="0" meta:image-count="0" meta:object-count="0" meta:page-count="1" meta:paragraph-count="7" meta:word-count="355" meta:character-count="2635" meta:non-whitespace-character-count="2287"/>
    <meta:generator>LibreOffice/7.6.2.1$Windows_X86_64 LibreOffice_project/56f7684011345957bbf33a7ee678afaf4d2ba333</meta:generator>
  </office:meta>
</office:document-meta>
</file>